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f0b1b"/>
    </style:style>
    <style:style style:name="P2" style:family="paragraph" style:parent-style-name="Heading_20_3">
      <style:text-properties officeooo:paragraph-rsid="001f0b1b"/>
    </style:style>
    <style:style style:name="T1" style:family="text">
      <style:text-properties officeooo:rsid="0022a880"/>
    </style:style>
    <style:style style:name="T2" style:family="text">
      <style:text-properties officeooo:rsid="001f0b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2">Lab 2 Exercise 0<text:line-break/>Create the same directory tree in your home directory that you </text:span>created in Lab 1.</text:h>
      <text:list xml:id="list3929380350" text:style-name="L1">
        <text:list-item>
          <text:p text:style-name="P1">Is it possible to save the commands that allow you to create this tree in a file, so that you can execute all these commands as a batch? Which permission should be set for this fil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4:00.098094172</meta:creation-date>
    <dc:date>2018-10-20T16:16:05.191160433</dc:date>
    <meta:editing-duration>PT40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1" meta:paragraph-count="2" meta:word-count="56" meta:character-count="281" meta:non-whitespace-character-count="228"/>
  </office:meta>
</office:document-meta>
</file>